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7.276cm" style:rel-column-width="4125*"/>
    </style:style>
    <style:style style:name="Tabelle1.B" style:family="table-column">
      <style:table-column-properties style:column-width="1.667cm" style:rel-column-width="945*"/>
    </style:style>
    <style:style style:name="Tabelle1.C" style:family="table-column">
      <style:table-column-properties style:column-width="14.42cm" style:rel-column-width="8175*"/>
    </style:style>
    <style:style style:name="Tabelle1.D" style:family="table-column">
      <style:table-column-properties style:column-width="2.35cm" style:rel-column-width="1332*"/>
    </style:style>
    <style:style style:name="Tabelle1.A1" style:family="table-cell">
      <style:table-cell-properties fo:background-color="#00cc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#00cc33" fo:padding="0.097cm" fo:border="0.002cm solid #000000">
        <style:background-image/>
      </style:table-cell-properties>
    </style:style>
    <style:style style:name="Tabelle1.2" style:family="table-row">
      <style:table-row-properties style:min-row-height="0.799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Table_20_Contents">
      <style:text-properties style:font-name="Arial"/>
    </style:style>
    <style:style style:name="P3" style:family="paragraph" style:parent-style-name="Table_20_Contents"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/>
    </style:style>
    <style:style style:name="P5" style:family="paragraph" style:parent-style-name="Table_20_Contents">
      <style:text-properties style:font-name="Arial" fo:background-color="#00ccff"/>
    </style:style>
    <style:style style:name="P6" style:family="paragraph" style:parent-style-name="Table_20_Contents">
      <style:text-properties style:font-name="Arial" fo:background-color="#ff6666"/>
    </style:style>
    <style:style style:name="P7" style:family="paragraph" style:parent-style-name="Table_20_Contents">
      <style:text-properties style:font-name="Arial" fo:background-color="#ffff99"/>
    </style:style>
    <style:style style:name="P8" style:family="paragraph" style:parent-style-name="Table_20_Contents">
      <style:text-properties style:font-name="Arial" fo:background-color="#ffff00"/>
    </style:style>
    <style:style style:name="P9" style:family="paragraph" style:parent-style-name="Table_20_Contents">
      <style:paragraph-properties fo:background-color="#ffcc00">
        <style:background-image/>
      </style:paragraph-properties>
      <style:text-properties style:font-name="Arial"/>
    </style:style>
    <style:style style:name="T1" style:family="text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Milestones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">Tasks</text:p>
          </table:table-cell>
          <table:table-cell table:style-name="Tabelle1.A1" office:value-type="string">
            <text:p text:style-name="P3">Status</text:p>
          </table:table-cell>
          <table:table-cell table:style-name="Tabelle1.A1" office:value-type="string">
            <text:p text:style-name="P3">Notice (Changes)</text:p>
          </table:table-cell>
          <table:table-cell table:style-name="Tabelle1.D1" office:value-type="string">
            <text:p text:style-name="P3">End Date</text:p>
          </table:table-cell>
        </table:table-row>
        <table:table-row table:style-name="Tabelle1.2">
          <table:table-cell table:style-name="Tabelle1.A2" office:value-type="string">
            <text:p text:style-name="P9">Configuration Tool</text:p>
          </table:table-cell>
          <table:table-cell table:style-name="Tabelle1.A2" office:value-type="string">
            <text:p text:style-name="P2">Done</text:p>
          </table:table-cell>
          <table:table-cell table:style-name="Tabelle1.A2" office:value-type="string">
            <text:p text:style-name="P2">GUI is right now not needed</text:p>
          </table:table-cell>
          <table:table-cell table:style-name="Tabelle1.D2" office:value-type="string">
            <text:p text:style-name="P4"><text:s/>-</text:p>
          </table:table-cell>
        </table:table-row>
        <table:table-row>
          <table:table-cell table:style-name="Tabelle1.A2" office:value-type="string">
            <text:p text:style-name="P5">Image Processing Task:</text:p>
          </table:table-cell>
          <table:table-cell table:style-name="Tabelle1.A2" office:value-type="string">
            <text:p text:style-name="P2">Open</text:p>
          </table:table-cell>
          <table:table-cell table:style-name="Tabelle1.A2" office:value-type="string">
            <text:p text:style-name="Table_20_Contents"><text:span text:style-name="T1">1. cv2.resize( ) must be changend in <text:s/>cv2.Videocapture.set(), <text:s text:c="2"/></text:span></text:p>
            <text:p text:style-name="Table_20_Contents"><text:span text:style-name="T1"><text:s text:c="4"/>because want to change the resolution of the camera </text:span></text:p>
            <text:p text:style-name="Table_20_Contents"><text:span text:style-name="T1">2. camera doesnt support the operation self.fps= self.cap.get(5), <text:s/></text:span></text:p>
            <text:p text:style-name="Table_20_Contents"><text:span text:style-name="T1"><text:s text:c="4"/>to get the fps. Have to calculate the fps over time stamp</text:span></text:p>
            <text:p text:style-name="Table_20_Contents"><text:span text:style-name="T1"><text:s text:c="4"/>For1. And 2 . point look in the test.py file, they are <text:s/>examples.</text:span></text:p>
            <text:p text:style-name="Table_20_Contents"><text:span text:style-name="T1"><text:s/></text:span></text:p>
            <text:p text:style-name="Table_20_Contents"><text:span text:style-name="T1">3. LedApp</text:span></text:p>
            <text:p text:style-name="Table_20_Contents"><text:span text:style-name="T1"/></text:p>
            <text:p text:style-name="Table_20_Contents"><text:span text:style-name="T1"><text:s text:c="3"/>- Thresholding:</text:span></text:p>
            <text:p text:style-name="Table_20_Contents"><text:span text:style-name="T1"><text:s text:c="5"/>In Code there is threshold over the whole image and after that we <text:s text:c="3"/></text:span></text:p>
            <text:p text:style-name="Table_20_Contents"><text:span text:style-name="T1"><text:s text:c="5"/>only conecetrat for status detection in the specific are <text:s text:c="3"/></text:span></text:p>
            <text:p text:style-name="Table_20_Contents"><text:span text:style-name="T1"><text:s text:c="5"/>self.thresholded[x-3:x+4, y-3:y+4]. That means we are thresholding over </text:span></text:p>
            <text:p text:style-name="Table_20_Contents"><text:span text:style-name="T1"><text:s text:c="5"/>1000 pixels and if we only threshold once the specific are we only </text:span></text:p>
            <text:p text:style-name="Table_20_Contents"><text:span text:style-name="T1"><text:s text:c="5"/>threshold over 50 pixels (less calucalation → faster). Does we reall need <text:s/></text:span></text:p>
            <text:p text:style-name="Table_20_Contents"><text:span text:style-name="T1"><text:s text:c="5"/>to threshold two times?</text:span></text:p>
            <text:p text:style-name="Table_20_Contents"><text:span text:style-name="T1"/></text:p>
            <text:p text:style-name="Table_20_Contents"><text:span text:style-name="T1">- Color detection:</text:span></text:p>
            <text:p text:style-name="Table_20_Contents"><text:span text:style-name="T1"><text:s/>In the code right only over H value of the specific area it detects the color.</text:span></text:p>
            <text:p text:style-name="Table_20_Contents"><text:span text:style-name="T1"/></text:p>
            <text:p text:style-name="Table_20_Contents"><text:span text:style-name="T1"><text:s text:c="2"/>Ideas:</text:span></text:p>
            <text:p text:style-name="Table_20_Contents"><text:span text:style-name="T1"><text:s text:c="2"/>To make the color detection more robust. How would it be to calculate the <text:s text:c="2"/></text:span></text:p>
            <text:p text:style-name="Table_20_Contents"><text:span text:style-name="T1"><text:s text:c="2"/>average of the R G B values (specific are) and so we will get 1value (1 </text:span></text:p>
            <text:p text:style-name="Table_20_Contents"><text:span text:style-name="T1"><text:s text:c="2"/>pixel). Can we detect the color with that one value (1pixel).</text:span></text:p>
            <text:p text:style-name="Table_20_Contents"><text:span text:style-name="T1"><text:s text:c="2"/>or</text:span></text:p>
            <text:p text:style-name="Table_20_Contents"><text:span text:style-name="T1"><text:s text:c="2"/>Calculate the average of the RGB values. So we will get one value convert <text:s text:c="2"/></text:span></text:p>
            <text:p text:style-name="Table_20_Contents"><text:span text:style-name="T1"><text:s text:c="2"/>them into HSV and detect the colors over that.</text:span></text:p>
            <text:p text:style-name="Table_20_Contents"><text:span text:style-name="T1"/></text:p>
            <text:p text:style-name="Table_20_Contents"><text:span text:style-name="T1"><text:s/>Maybe it helps. Need a try how it behaves. What do you think?</text:span></text:p>
            <text:p text:style-name="Table_20_Contents"><text:span text:style-name="T1"/></text:p>
            <text:p text:style-name="Table_20_Contents"><text:soft-page-break/><text:span text:style-name="T1">- Brightness of the Led's</text:span></text:p>
            <text:p text:style-name="Table_20_Contents"><text:span text:style-name="T1"><text:s text:c="2"/></text:span></text:p>
            <text:p text:style-name="Table_20_Contents"><text:span text:style-name="T1"><text:s text:c="2"/>In the code already the detection is goin over the H value of hsv matrix. To <text:s/></text:span></text:p>
            <text:p text:style-name="Table_20_Contents"><text:span text:style-name="T1"><text:s text:c="2"/>get the brightness we can take the V-Value (Brightness) (hsv_small[i][j][2])</text:span></text:p>
            <text:p text:style-name="Table_20_Contents"><text:span text:style-name="T1"/></text:p>
            <text:p text:style-name="Table_20_Contents"><text:span text:style-name="T1"><text:s/>Need this additive also to call it over the Client.</text:span></text:p>
            <text:p text:style-name="Table_20_Contents"><text:span text:style-name="T1"/></text:p>
          </table:table-cell>
          <table:table-cell table:style-name="Tabelle1.D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6">Server (Interpreter)</text:p>
            <text:p text:style-name="P2"/>
            <text:p text:style-name="P2"/>
            <text:p text:style-name="P2"/>
            <text:p text:style-name="P2"/>
            <text:p text:style-name="P2"/>
          </table:table-cell>
          <table:table-cell table:style-name="Tabelle1.A2" office:value-type="string">
            <text:p text:style-name="P2">Open</text:p>
          </table:table-cell>
          <table:table-cell table:style-name="Tabelle1.A2" office:value-type="string">
            <text:p text:style-name="P2">After the Config is done we will save the file on a USB-Stick and put it in the Server(Mini-PC without Monitor).</text:p>
            <text:p text:style-name="P2">We will switch on the Mini Pc and with the boot the pyscript (server.py)will start automatically. Now we must read the config from the USB – stick over Command from Client ( see SCPI Commands intern/extern)</text:p>
            <text:p text:style-name="P2"/>
            <text:p text:style-name="P2">- <text:s/>Load Configfile from Server over Client (Command)!! (Give the path)</text:p>
            <text:p text:style-name="P2">- <text:s/>Store Current Image (intern/extern) over Client (Command)</text:p>
            <text:p text:style-name="P2">- <text:s/>Config:numbof <text:s text:c="4"/>returns total number of config files</text:p>
            <text:p text:style-name="P2"><text:s text:c="3"/>Config:list <text:s text:c="4"/>returns names of config files</text:p>
          </table:table-cell>
          <table:table-cell table:style-name="Tabelle1.D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8">Client</text:p>
            <text:p text:style-name="P7"/>
            <text:p text:style-name="P2"/>
          </table:table-cell>
          <table:table-cell table:style-name="Tabelle1.A2" office:value-type="string">
            <text:p text:style-name="P2">Open</text:p>
          </table:table-cell>
          <table:table-cell table:style-name="Tabelle1.A2" office:value-type="string">
            <text:p text:style-name="P2">- To run the client.py over console it must be like that:</text:p>
            <text:p text:style-name="P2"/>
            <text:p text:style-name="P2">For each Coammand we have load the the client.py <text:s/>with the Commands extra. That is faster in the code right now the while loop is running everytime. </text:p>
            <text:p text:style-name="P2"/>
            <text:p text:style-name="P2">Over Console :</text:p>
            <text:p text:style-name="P2"/>
            <text:p text:style-name="P2">client.py LED:&lt;name&gt;:status</text:p>
            <text:p text:style-name="P2"/>
            <text:p text:style-name="P2">client.py LED:&lt;name&gt;:color_name</text:p>
            <text:p text:style-name="P2"/>
            <text:p text:style-name="P2">client.py IMAGE:fps</text:p>
            <text:p text:style-name="P2"/>
            <text:p text:style-name="P2">and so on … </text:p>
            <text:p text:style-name="P2"/>
          </table:table-cell>
          <table:table-cell table:style-name="Tabelle1.D2" office:value-type="string">
            <text:p text:style-name="P2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Landscape"/>
    <style:master-page style:name="Landscape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9T19:04:36.88</meta:creation-date>
    <dc:date>2015-09-09T19:42:46.25</dc:date>
    <meta:editing-duration>PT7M7S</meta:editing-duration>
    <meta:editing-cycles>1</meta:editing-cycles>
    <meta:generator>OpenOffice/4.1.1$Win32 OpenOffice.org_project/411m6$Build-9775</meta:generator>
    <meta:document-statistic meta:table-count="1" meta:image-count="0" meta:object-count="0" meta:page-count="3" meta:paragraph-count="57" meta:word-count="421" meta:character-count="2516"/>
  </office:meta>
</office:document-meta>
</file>